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5.342cm"/>
    </style:style>
    <style:style style:name="gr2" style:family="graphic" style:parent-style-name="standard">
      <style:graphic-properties draw:fill-color="#62a73b" draw:textarea-horizontal-align="justify" draw:textarea-vertical-align="middle" draw:auto-grow-height="false" fo:min-height="1.02cm" fo:min-width="2.929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036cm" fo:min-width="5.342cm"/>
    </style:style>
    <style:style style:name="gr4" style:family="graphic" style:parent-style-name="standard">
      <style:graphic-properties svg:stroke-color="#f58220" draw:fill-color="#f58220" draw:textarea-horizontal-align="justify" draw:textarea-vertical-align="middle" draw:auto-grow-height="false" fo:min-height="1.147cm" fo:min-width="5.342cm"/>
    </style:style>
    <style:style style:name="gr5" style:family="graphic" style:parent-style-name="standard">
      <style:graphic-properties draw:fill-color="#f8aa97" draw:textarea-horizontal-align="justify" draw:textarea-vertical-align="middle" draw:auto-grow-height="false" fo:min-height="1.147cm" fo:min-width="5.342cm"/>
    </style:style>
    <style:style style:name="gr6" style:family="graphic" style:parent-style-name="standard">
      <style:graphic-properties draw:stroke="solid" svg:stroke-width="0.053cm" svg:stroke-color="#407927" draw:marker-start-width="0.279cm" draw:marker-end-width="0.279cm" draw:fill-color="#579835" draw:textarea-horizontal-align="justify" draw:textarea-vertical-align="middle" draw:auto-grow-height="false" fo:min-height="2.036cm" fo:min-width="5.342cm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53cm" svg:stroke-color="#2b51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svg:stroke-color="#f5822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1.147cm" fo:min-width="5.342cm"/>
    </style:style>
    <style:style style:name="P1" style:family="paragraph">
      <style:paragraph-properties fo:text-align="center"/>
    </style:style>
    <style:style style:name="P2" style:family="paragraph">
      <loext:graphic-properties draw:fill-color="#62a73b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f8aa97"/>
      <style:paragraph-properties fo:text-align="center"/>
    </style:style>
    <style:style style:name="P6" style:family="paragraph">
      <loext:graphic-properties draw:fill-color="#579835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42cm" svg:height="2.794cm" svg:x="1.635cm" svg:y="5.699cm"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29cm" svg:height="1.27cm" svg:x="1.762cm" svg:y="2.524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429cm" svg:height="1.27cm" svg:x="5.699cm" svg:y="2.524cm">
          <text:p text:style-name="P1">HTTP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29cm" svg:height="1.27cm" svg:x="9.636cm" svg:y="2.524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1.27cm" svg:x="13.573cm" svg:y="2.524cm">
          <text:p text:style-name="P1">Post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5.842cm" svg:height="2.286cm" svg:x="13.954cm" svg:y="5.572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842cm" svg:height="2.286cm" svg:x="1.762cm" svg:y="13.319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5.842cm" svg:height="1.397cm" svg:x="13.954cm" svg:y="12.176cm">
          <text:p text:style-name="P1">Response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5.842cm" svg:height="1.397cm" svg:x="1.762cm" svg:y="10.271cm"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5.842cm" svg:height="2.286cm" svg:x="13.954cm" svg:y="8.6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4.556cm" svg:y1="5.699cm" svg:x2="3.476cm" svg:y2="3.794cm" draw:start-shape="id1" draw:end-shape="id2" draw:end-glue-point="2" svg:d="M4556 5699v-952h-1080v-953" svg:viewBox="0 0 1081 1906">
          <text:p/>
        </draw:connector>
        <draw:connector draw:style-name="gr7" draw:text-style-name="P7" draw:layer="layout" svg:x1="4.556cm" svg:y1="5.699cm" svg:x2="7.413cm" svg:y2="3.794cm" draw:start-shape="id1" draw:start-glue-point="0" draw:end-shape="id3" draw:end-glue-point="2" svg:d="M4556 5699v-952h2857v-953" svg:viewBox="0 0 2858 1906">
          <text:p/>
        </draw:connector>
        <draw:connector draw:style-name="gr7" draw:text-style-name="P7" draw:layer="layout" svg:x1="4.556cm" svg:y1="5.699cm" svg:x2="11.35cm" svg:y2="3.794cm" draw:start-shape="id1" draw:start-glue-point="0" draw:end-shape="id4" draw:end-glue-point="2" svg:d="M4556 5699v-952h6794v-953" svg:viewBox="0 0 6795 1906">
          <text:p/>
        </draw:connector>
        <draw:connector draw:style-name="gr7" draw:text-style-name="P7" draw:layer="layout" svg:x1="4.556cm" svg:y1="5.699cm" svg:x2="15.287cm" svg:y2="3.794cm" draw:start-shape="id1" draw:start-glue-point="0" draw:end-shape="id5" svg:d="M4556 5699v-952h10731v-953" svg:viewBox="0 0 10732 1906">
          <text:p/>
        </draw:connector>
        <draw:connector draw:style-name="gr7" draw:text-style-name="P7" draw:layer="layout" draw:line-skew="-0.515cm" svg:x1="1.762cm" svg:y1="10.969cm" svg:x2="1.635cm" svg:y2="7.096cm" draw:start-shape="id6" draw:start-glue-point="3" draw:end-shape="id1" draw:end-glue-point="3" svg:d="M1762 10969h-1143v-3873h1016" svg:viewBox="0 0 1144 3874">
          <text:p/>
        </draw:connector>
        <draw:connector draw:style-name="gr7" draw:text-style-name="P7" draw:layer="layout" svg:x1="4.683cm" svg:y1="13.319cm" svg:x2="4.683cm" svg:y2="11.668cm" draw:start-shape="id7" draw:start-glue-point="0" draw:end-shape="id6" draw:end-glue-point="2" svg:d="M4683 13319v-1651" svg:viewBox="0 0 1 1652">
          <text:p/>
        </draw:connector>
        <draw:connector draw:style-name="gr7" draw:text-style-name="P7" draw:layer="layout" svg:x1="7.477cm" svg:y1="7.096cm" svg:x2="13.954cm" svg:y2="6.715cm" draw:start-shape="id1" draw:start-glue-point="1" draw:end-shape="id8" draw:end-glue-point="3" svg:d="M7477 7096h3239v-381h3238" svg:viewBox="0 0 6478 382">
          <text:p/>
        </draw:connector>
        <draw:connector draw:style-name="gr8" draw:text-style-name="P7" draw:layer="layout" svg:x1="7.477cm" svg:y1="7.096cm" svg:x2="13.954cm" svg:y2="9.763cm" draw:start-shape="id1" draw:start-glue-point="1" draw:end-shape="id9" svg:d="M7477 7096h3226v2667h3251" svg:viewBox="0 0 6478 2668">
          <text:p/>
        </draw:connector>
        <draw:connector draw:style-name="gr9" draw:text-style-name="P7" draw:layer="layout" svg:x1="16.875cm" svg:y1="10.906cm" svg:x2="16.875cm" svg:y2="12.176cm" draw:start-shape="id9" draw:start-glue-point="2" draw:end-shape="id10" draw:end-glue-point="0" svg:d="M16875 10906v1270" svg:viewBox="0 0 1 1271">
          <text:p/>
        </draw:connector>
        <draw:connector draw:style-name="gr9" draw:text-style-name="P7" draw:layer="layout" draw:line-skew="-1.334cm" svg:x1="13.954cm" svg:y1="12.874cm" svg:x2="7.477cm" svg:y2="7.096cm" draw:start-shape="id10" draw:start-glue-point="3" draw:end-shape="id1" svg:d="M13954 12874h-4572v-5778h-1905" svg:viewBox="0 0 6478 5779">
          <text:p/>
        </draw:connector>
        <draw:connector draw:style-name="gr9" draw:text-style-name="P7" draw:layer="layout" draw:line-skew="-1.27cm 0.388cm" svg:x1="4.556cm" svg:y1="8.493cm" svg:x2="7.604cm" svg:y2="14.462cm" draw:start-shape="id1" draw:start-glue-point="2" draw:end-shape="id7" draw:end-glue-point="1" svg:d="M4556 8493v1143h3937v4826h-889" svg:viewBox="0 0 3938 5970">
          <text:p/>
        </draw:connector>
        <draw:custom-shape draw:style-name="gr1" draw:text-style-name="P1" xml:id="id11" draw:id="id11" draw:layer="layout" svg:width="5.842cm" svg:height="2.794cm" svg:x="26.416cm" svg:y="6.35cm"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429cm" svg:height="1.27cm" svg:x="26.543cm" svg:y="3.175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429cm" svg:height="1.27cm" svg:x="30.48cm" svg:y="3.175cm">
          <text:p text:style-name="P1">HTTPS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429cm" svg:height="1.27cm" svg:x="34.417cm" svg:y="3.175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429cm" svg:height="1.27cm" svg:x="38.354cm" svg:y="3.175cm">
          <text:p text:style-name="P1">Post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2.286cm" svg:x="42.164cm" svg:y="6.096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5.842cm" svg:height="2.286cm" svg:x="26.543cm" svg:y="13.97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5" draw:text-style-name="P5" xml:id="id16" draw:id="id16" draw:layer="layout" svg:width="5.842cm" svg:height="1.397cm" svg:x="26.543cm" svg:y="10.922cm">
          <text:p text:style-name="P1">Event: emit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9.337cm" svg:y1="6.35cm" svg:x2="28.257cm" svg:y2="4.445cm" draw:start-shape="id11" draw:end-shape="id12" draw:end-glue-point="2" svg:d="M29337 6350v-952h-1080v-953" svg:viewBox="0 0 1081 1906">
          <text:p/>
        </draw:connector>
        <draw:connector draw:style-name="gr7" draw:text-style-name="P7" draw:layer="layout" svg:x1="29.337cm" svg:y1="6.35cm" svg:x2="32.194cm" svg:y2="4.445cm" draw:start-shape="id11" draw:start-glue-point="0" draw:end-shape="id13" draw:end-glue-point="2" svg:d="M29337 6350v-952h2857v-953" svg:viewBox="0 0 2858 1906">
          <text:p/>
        </draw:connector>
        <draw:connector draw:style-name="gr7" draw:text-style-name="P7" draw:layer="layout" svg:x1="29.337cm" svg:y1="6.35cm" svg:x2="36.131cm" svg:y2="4.445cm" draw:start-shape="id11" draw:start-glue-point="0" draw:end-shape="id14" draw:end-glue-point="2" svg:d="M29337 6350v-952h6794v-953" svg:viewBox="0 0 6795 1906">
          <text:p/>
        </draw:connector>
        <draw:connector draw:style-name="gr7" draw:text-style-name="P7" draw:layer="layout" svg:x1="29.337cm" svg:y1="6.35cm" svg:x2="40.068cm" svg:y2="4.445cm" draw:start-shape="id11" draw:start-glue-point="0" draw:end-shape="id15" svg:d="M29337 6350v-952h10731v-953" svg:viewBox="0 0 10732 1906">
          <text:p/>
        </draw:connector>
        <draw:connector draw:style-name="gr7" draw:text-style-name="P7" draw:layer="layout" draw:line-skew="-0.515cm" svg:x1="26.543cm" svg:y1="11.62cm" svg:x2="26.416cm" svg:y2="7.747cm" draw:start-shape="id16" draw:start-glue-point="3" draw:end-shape="id11" draw:end-glue-point="3" svg:d="M26543 11620h-1143v-3873h1016" svg:viewBox="0 0 1144 3874">
          <text:p/>
        </draw:connector>
        <draw:connector draw:style-name="gr7" draw:text-style-name="P7" draw:layer="layout" svg:x1="29.464cm" svg:y1="13.97cm" svg:x2="29.464cm" svg:y2="12.319cm" draw:start-shape="id17" draw:start-glue-point="0" draw:end-shape="id16" draw:end-glue-point="2" svg:d="M29464 13970v-1651" svg:viewBox="0 0 1 1652">
          <text:p/>
        </draw:connector>
        <draw:custom-shape draw:style-name="gr3" draw:text-style-name="P3" xml:id="id18" draw:id="id18" draw:layer="layout" svg:width="5.842cm" svg:height="2.286cm" svg:x="42.164cm" svg:y="9.144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5.842cm" svg:height="1.397cm" svg:x="34.163cm" svg:y="6.858cm">
          <text:p text:style-name="P1">Event: bind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42.164cm" svg:y1="10.287cm" svg:x2="40.005cm" svg:y2="7.556cm" draw:start-shape="id18" draw:start-glue-point="3" draw:end-shape="id19" draw:end-glue-point="1" svg:d="M42164 10287h-1079v-2731h-1080" svg:viewBox="0 0 2160 2732">
          <text:p/>
        </draw:connector>
        <draw:connector draw:style-name="gr7" draw:text-style-name="P7" draw:layer="layout" svg:x1="34.163cm" svg:y1="7.556cm" svg:x2="32.258cm" svg:y2="7.747cm" draw:start-shape="id19" draw:start-glue-point="3" draw:end-shape="id11" draw:end-glue-point="1" svg:d="M34163 7556h-952v191h-953" svg:viewBox="0 0 1906 192">
          <text:p/>
        </draw:connector>
        <draw:custom-shape draw:style-name="gr10" draw:text-style-name="P4" xml:id="id20" draw:id="id20" draw:layer="layout" svg:width="5.842cm" svg:height="1.397cm" svg:x="34.29cm" svg:y="12.192cm">
          <text:p text:style-name="P1">Event: emit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-0.381cm" svg:x1="29.337cm" svg:y1="9.144cm" svg:x2="37.211cm" svg:y2="12.192cm" draw:start-shape="id11" draw:start-glue-point="2" draw:end-shape="id20" svg:d="M29337 9144v1143h7874v1905" svg:viewBox="0 0 7875 3049">
          <text:p/>
        </draw:connector>
        <draw:connector draw:style-name="gr9" draw:text-style-name="P7" draw:layer="layout" svg:x1="40.132cm" svg:y1="12.89cm" svg:x2="45.085cm" svg:y2="11.43cm" draw:start-shape="id20" draw:start-glue-point="1" draw:end-shape="id18" draw:end-glue-point="2" svg:d="M40132 12890h4953v-1460" svg:viewBox="0 0 4954 14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00:31:48.446833642</meta:creation-date>
    <dc:date>2018-02-26T00:53:08.196383465</dc:date>
    <meta:editing-duration>PT6M14S</meta:editing-duration>
    <meta:editing-cycles>1</meta:editing-cycles>
    <meta:document-statistic meta:object-count="42"/>
    <meta:generator>LibreOffice/6.0.1.1$Linux_X86_64 LibreOffice_project/00m0$Build-1</meta:generator>
  </office:meta>
</office:document-meta>
</file>